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609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2.25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6.367cm"/>
    </style:style>
    <style:style style:name="co10" style:family="table-column">
      <style:table-column-properties fo:break-before="auto" style:column-width="6.045cm"/>
    </style:style>
    <style:style style:name="co11" style:family="table-column">
      <style:table-column-properties fo:break-before="auto" style:column-width="3.948cm"/>
    </style:style>
    <style:style style:name="co12" style:family="table-column">
      <style:table-column-properties fo:break-before="auto" style:column-width="12.908cm"/>
    </style:style>
    <style:style style:name="co13" style:family="table-column">
      <style:table-column-properties fo:break-before="auto" style:column-width="13.344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8.114cm"/>
    </style:style>
    <style:style style:name="co16" style:family="table-column">
      <style:table-column-properties fo:break-before="auto" style:column-width="2.641cm"/>
    </style:style>
    <style:style style:name="co17" style:family="table-column">
      <style:table-column-properties fo:break-before="auto" style:column-width="13.208cm"/>
    </style:style>
    <style:style style:name="co18" style:family="table-column">
      <style:table-column-properties fo:break-before="auto" style:column-width="6.371cm"/>
    </style:style>
    <style:style style:name="co19" style:family="table-column">
      <style:table-column-properties fo:break-before="auto" style:column-width="4.329cm"/>
    </style:style>
    <style:style style:name="co20" style:family="table-column">
      <style:table-column-properties fo:break-before="auto" style:column-width="7.678cm"/>
    </style:style>
    <style:style style:name="co21" style:family="table-column">
      <style:table-column-properties fo:break-before="auto" style:column-width="3.2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Projec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3" style:family="table-cell" style:parent-style-name="Default">
      <style:table-cell-properties fo:background-color="#eeeeee" style:text-align-source="fix" style:repeat-content="false" fo:padding="0.071cm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4" style:family="table-cell" style:parent-style-name="Default">
      <style:table-cell-properties fo:background-color="#eeeeee" fo:padding="0.071cm"/>
      <style:text-properties fo:font-style="italic" style:text-underline-style="none" style:font-style-asian="italic" style:font-style-complex="italic"/>
    </style:style>
    <style:style style:name="ce26" style:family="table-cell" style:parent-style-name="Default">
      <style:table-cell-properties fo:padding="0.071cm"/>
    </style:style>
    <style:style style:name="ce6" style:family="table-cell" style:parent-style-name="Default">
      <style:table-cell-properties fo:background-color="#eeeeee" style:text-align-source="fix" style:repeat-content="false" fo:padding="0.071cm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padding="0.071cm"/>
      <style:paragraph-properties fo:text-align="start" fo:margin-left="0cm"/>
    </style:style>
    <style:style style:name="ce9" style:family="table-cell" style:parent-style-name="Default">
      <style:table-cell-properties fo:background-color="#eeeeee" fo:padding="0.071cm"/>
    </style:style>
    <style:style style:name="ce10" style:family="table-cell" style:parent-style-name="Default">
      <style:table-cell-properties fo:background-color="#eeeeee" style:text-align-source="fix" style:repeat-content="false" fo:padding="0.071cm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5cd53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f5cd53"/>
    </style:style>
    <style:style style:name="ce37" style:family="table-cell" style:parent-style-name="Default">
      <style:table-cell-properties fo:background-color="#ccf4c6" style:text-align-source="fix" style:repeat-content="false"/>
      <style:paragraph-properties fo:text-align="start" fo:margin-left="0cm"/>
      <style:text-properties style:use-window-font-color="true"/>
    </style:style>
    <style:style style:name="ce46" style:family="table-cell" style:parent-style-name="Default">
      <style:table-cell-properties fo:background-color="#ccf4c6" style:text-align-source="fix" style:repeat-content="false"/>
      <style:paragraph-properties fo:text-align="start" fo:margin-left="0cm"/>
      <style:text-properties fo:color="#2a6099"/>
    </style:style>
    <style:style style:name="ce47" style:family="table-cell" style:parent-style-name="Default">
      <style:table-cell-properties fo:background-color="#f5cd53" style:text-align-source="fix" style:repeat-content="false"/>
      <style:paragraph-properties fo:text-align="start" fo:margin-left="0cm"/>
      <style:text-properties fo:color="#2a6099"/>
    </style:style>
    <style:style style:name="ce53" style:family="table-cell" style:parent-style-name="Default">
      <style:table-cell-properties fo:background-color="#ccf4c6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ccf4c6" style:text-align-source="fix" style:repeat-content="false"/>
      <style:paragraph-properties fo:text-align="start" fo:margin-left="0cm"/>
      <style:text-properties fo:color="#5983b0"/>
    </style:style>
    <style:style style:name="ce55" style:family="table-cell" style:parent-style-name="Default">
      <style:table-cell-properties fo:background-color="#f5cd53" style:text-align-source="fix" style:repeat-content="false"/>
      <style:paragraph-properties fo:text-align="start" fo:margin-left="0cm"/>
      <style:text-properties fo:color="#000000"/>
    </style:style>
    <style:style style:name="ce56" style:family="table-cell" style:parent-style-name="Default">
      <style:table-cell-properties fo:background-color="#f5cd53" style:text-align-source="fix" style:repeat-content="false"/>
      <style:paragraph-properties fo:text-align="start" fo:margin-left="0cm"/>
      <style:text-properties fo:color="#5983b0"/>
    </style:style>
    <style:style style:name="ce57" style:family="table-cell" style:parent-style-name="Default">
      <style:table-cell-properties fo:background-color="#ccf4c6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#f5cd53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9" style:family="table-cell" style:parent-style-name="Default">
      <style:table-cell-properties fo:background-color="#ccf4c6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>
      <style:table-cell-properties fo:background-color="#f5cd53" style:text-align-source="fix" style:repeat-content="false" fo:wrap-option="wrap"/>
      <style:paragraph-properties fo:text-align="center" fo:margin-left="0cm"/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fo:background-color="#ccf4c6" style:text-align-source="fix" style:repeat-content="false" fo:wrap-option="wrap"/>
      <style:paragraph-properties fo:text-align="center" fo:margin-left="0cm"/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fo:background-color="#f5cd53"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ccf4c6"/>
      <style:text-properties fo:color="#ffffff"/>
    </style:style>
    <style:style style:name="ce67" style:family="table-cell" style:parent-style-name="Default">
      <style:table-cell-properties fo:background-color="#ccf4c6" fo:wrap-option="wrap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71" style:family="table-cell" style:parent-style-name="Default">
      <style:table-cell-properties fo:background-color="#2cee0e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2" style:family="table-cell" style:parent-style-name="Default">
      <style:table-cell-properties fo:background-color="#622502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3" style:family="table-cell" style:parent-style-name="Default">
      <style:table-cell-properties fo:background-color="#fc5c00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93" style:family="table-cell" style:parent-style-name="Default">
      <style:table-cell-properties fo:background-color="#ccf4c6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4" style:family="table-cell" style:parent-style-name="Default">
      <style:table-cell-properties fo:background-color="#eeeeee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5cd53" style:text-align-source="value-type" style:repeat-content="false"/>
      <style:paragraph-properties fo:margin-left="0cm"/>
    </style:style>
    <style:style style:name="ce97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5cd53" style:text-align-source="fix" style:repeat-content="false"/>
      <style:paragraph-properties fo:text-align="center" fo:margin-left="0cm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251" table:default-cell-style-name="ce26"/>
        <table:table-row table:style-name="ro1">
          <table:table-cell table:style-name="ce1" office:value-type="string" calcext:value-type="string">
            <text:p>PROJETO 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TECNOLOGIAS</text:p>
          </table:table-cell>
          <table:table-cell table:style-name="ce1" office:value-type="string" calcext:value-type="string">
            <text:p>DIFICULDADE</text:p>
          </table:table-cell>
          <table:table-cell table:style-name="ce1" office:value-type="string" calcext:value-type="string">
            <text:p>REFERENCIA</text:p>
          </table:table-cell>
          <table:table-cell table:style-name="ce30"/>
          <table:table-cell table:number-columns-repeated="251"/>
        </table:table-row>
        <table:table-row table:style-name="ro2">
          <table:table-cell table:style-name="ce2" office:value-type="string" calcext:value-type="string">
            <text:p>Portifolio </text:p>
          </table:table-cell>
          <table:table-cell table:style-name="ce6" office:value-type="string" calcext:value-type="string">
            <text:p>Site par referencia dos projetos criados</text:p>
          </table:table-cell>
          <table:table-cell table:style-name="ce10" office:value-type="string" calcext:value-type="string">
            <text:p>HTML e CSS</text:p>
          </table:table-cell>
          <table:table-cell table:style-name="ce11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2" office:value-type="string" calcext:value-type="string">
            <text:p>Lista de Compras</text:p>
          </table:table-cell>
          <table:table-cell table:style-name="ce7" office:value-type="string" calcext:value-type="string">
            <text:p>Criação de lista de compras para mercado</text:p>
          </table:table-cell>
          <table:table-cell table:style-name="ce11" office:value-type="string" calcext:value-type="string">
            <text:p>HTML , CSS e JS</text:p>
          </table:table-cell>
          <table:table-cell table:style-name="ce11" office:value-type="string" calcext:value-type="string">
            <text:p>Fácil</text:p>
          </table:table-cell>
          <table:table-cell table:style-name="ce11"/>
          <table:table-cell table:style-name="ce23"/>
          <table:table-cell table:number-columns-repeated="251"/>
        </table:table-row>
        <table:table-row table:style-name="ro1">
          <table:table-cell table:style-name="ce2" office:value-type="string" calcext:value-type="string">
            <text:p>Calculadora</text:p>
          </table:table-cell>
          <table:table-cell table:style-name="ce7" office:value-type="string" calcext:value-type="string">
            <text:p>Calculadora Funcional </text:p>
          </table:table-cell>
          <table:table-cell table:style-name="ce11" office:value-type="string" calcext:value-type="string">
            <text:p>HTML, CSS e JS</text:p>
          </table:table-cell>
          <table:table-cell table:style-name="ce11" office:value-type="string" calcext:value-type="string">
            <text:p>Médio</text:p>
          </table:table-cell>
          <table:table-cell table:style-name="ce11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2" office:value-type="string" calcext:value-type="string">
            <text:p>Clonagem de Sites</text:p>
          </table:table-cell>
          <table:table-cell table:style-name="ce7" office:value-type="string" calcext:value-type="string">
            <text:p>Clonar Layout de Sites</text:p>
          </table:table-cell>
          <table:table-cell table:style-name="ce11" office:value-type="string" calcext:value-type="string">
            <text:p>HTML e CSS</text:p>
          </table:table-cell>
          <table:table-cell table:style-name="ce11" office:value-type="string" calcext:value-type="string">
            <text:p>Todas Dificudades</text:p>
          </table:table-cell>
          <table:table-cell table:style-name="ce11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3" office:value-type="string" calcext:value-type="string">
            <text:p>Formulário de Contato</text:p>
          </table:table-cell>
          <table:table-cell table:style-name="ce6"/>
          <table:table-cell table:style-name="ce10" office:value-type="string" calcext:value-type="string">
            <text:p>HTML 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Grid de Preços</text:p>
          </table:table-cell>
          <table:table-cell table:style-name="ce6" office:value-type="string" calcext:value-type="string">
            <text:p>Amostra de Preços de Itens</text:p>
          </table:table-cell>
          <table:table-cell table:style-name="ce10" office:value-type="string" calcext:value-type="string">
            <text:p>HTML, CS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adastro de e-mail</text:p>
          </table:table-cell>
          <table:table-cell table:style-name="ce6"/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artão de Visita</text:p>
          </table:table-cell>
          <table:table-cell table:style-name="ce6" office:value-type="string" calcext:value-type="string">
            <text:p>Cartão de visita de vendas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<text:s/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Rádio Rock</text:p>
          </table:table-cell>
          <table:table-cell table:style-name="ce6"/>
          <table:table-cell table:style-name="ce10" office:value-type="string" calcext:value-type="string">
            <text:p>HTML <text:s/>e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Lo-Fi</text:p>
          </table:table-cell>
          <table:table-cell table:style-name="ce6" office:value-type="string" calcext:value-type="string">
            <text:p>Gif asiatico com lo fi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Loop Bob Esponja</text:p>
          </table:table-cell>
          <table:table-cell table:style-name="ce6" office:value-type="string" calcext:value-type="string">
            <text:p>loop do bob espoja com music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 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Identificador de máquina</text:p>
          </table:table-cell>
          <table:table-cell table:style-name="ce6" office:value-type="string" calcext:value-type="string">
            <text:p>identifica por onde o usuário está acessando</text:p>
          </table:table-cell>
          <table:table-cell table:style-name="ce10" office:value-type="string" calcext:value-type="string">
            <text:p>HTML 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ay My Name</text:p>
          </table:table-cell>
          <table:table-cell table:style-name="ce6" office:value-type="string" calcext:value-type="string">
            <text:p>identifica o nome digitado e modifica o corpo html caso o nome esteja corret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Formulario de Pesquisa</text:p>
          </table:table-cell>
          <table:table-cell table:style-name="ce6" office:value-type="string" calcext:value-type="string">
            <text:p>Pesquisa de mercado</text:p>
          </table:table-cell>
          <table:table-cell table:style-name="ce10" office:value-type="string" calcext:value-type="string">
            <text:p>HTML 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Paralax</text:p>
          </table:table-cell>
          <table:table-cell table:style-name="ce6" office:value-type="string" calcext:value-type="string">
            <text:p>Imagem que se move junto do scroll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Qual a Capital?</text:p>
          </table:table-cell>
          <table:table-cell table:style-name="ce6" office:value-type="string" calcext:value-type="string">
            <text:p>Site onde aparece um estado aleatorio e tem que acertar a capital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lider de Imagens</text:p>
          </table:table-cell>
          <table:table-cell table:style-name="ce6" office:value-type="string" calcext:value-type="string">
            <text:p>Apresentação de Imagens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fundo aleatorio</text:p>
          </table:table-cell>
          <table:table-cell table:style-name="ce6" office:value-type="string" calcext:value-type="string">
            <text:p>mostra uma cor aleatoria toda vez que atualiza a pagina e mostra o codigo hex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Divulgação Evento</text:p>
          </table:table-cell>
          <table:table-cell table:style-name="ce6" office:value-type="string" calcext:value-type="string">
            <text:p>Divulgação de Eventos 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ontagens de Eventos</text:p>
          </table:table-cell>
          <table:table-cell table:style-name="ce6" office:value-type="string" calcext:value-type="string">
            <text:p>Conta e imprime quantas vezes determinado evento foi disparad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para impressão</text:p>
          </table:table-cell>
          <table:table-cell table:style-name="ce6" office:value-type="string" calcext:value-type="string">
            <text:p>Site que terá uma tela diferente quando usuario for imprimir o conteudo do site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de Vendas</text:p>
          </table:table-cell>
          <table:table-cell table:style-name="ce6" office:value-type="string" calcext:value-type="string">
            <text:p>site de alguma loja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Ranking </text:p>
          </table:table-cell>
          <table:table-cell table:style-name="ce6" office:value-type="string" calcext:value-type="string">
            <text:p>ranking de coisas que o usuario decidir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ronometro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bootcamp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Blackjack</text:p>
          </table:table-cell>
          <table:table-cell table:style-name="ce6" office:value-type="string" calcext:value-type="string">
            <text:p>Site que terá o jogo 21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alendário</text:p>
          </table:table-cell>
          <table:table-cell table:style-name="ce6"/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onversor de Moedas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Descobrir numero</text:p>
          </table:table-cell>
          <table:table-cell table:style-name="ce6" office:value-type="string" calcext:value-type="string">
            <text:p>descobrir o numero que o site gerou aleatoriamente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verdadeiro ou falso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pagina tributo</text:p>
          </table:table-cell>
          <table:table-cell table:style-name="ce6" office:value-type="string" calcext:value-type="string">
            <text:p>homenagem a alguma personalidade 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pagina download ebook</text:p>
          </table:table-cell>
          <table:table-cell table:style-name="ce6"/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ardapio online</text:p>
          </table:table-cell>
          <table:table-cell table:style-name="ce6" office:value-type="string" calcext:value-type="string">
            <text:p>cardapio de um restaurante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Playlist Musica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fotos</text:p>
          </table:table-cell>
          <table:table-cell table:style-name="ce6" office:value-type="string" calcext:value-type="string">
            <text:p>exibe galeria de fotos de determinado fotografo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ontagem de cliques</text:p>
          </table:table-cell>
          <table:table-cell table:style-name="ce6" office:value-type="string" calcext:value-type="string">
            <text:p>conta quantos cliques o usuario deu no site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de Pesquisa</text:p>
          </table:table-cell>
          <table:table-cell table:style-name="ce6" office:value-type="string" calcext:value-type="string">
            <text:p>pesquisa sobre determinado produt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Relógio com diversos horários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tela de cadastro e login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Barra de progesso</text:p>
          </table:table-cell>
          <table:table-cell table:style-name="ce6" office:value-type="string" calcext:value-type="string">
            <text:p>barra de carregament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Mudar cor de fundo</text:p>
          </table:table-cell>
          <table:table-cell table:style-name="ce6" office:value-type="string" calcext:value-type="string">
            <text:p>mudar a cor de fundo quando clicar em um botão</text:p>
          </table:table-cell>
          <table:table-cell table:style-name="ce10" office:value-type="string" calcext:value-type="string">
            <text:p>HTML 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quotes aleatorios</text:p>
          </table:table-cell>
          <table:table-cell table:style-name="ce6" office:value-type="string" calcext:value-type="string">
            <text:p>aparece um novo texto aleatorio quando clicar em um botã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ontagem regressiva de evento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jogo balão</text:p>
          </table:table-cell>
          <table:table-cell table:style-name="ce6" office:value-type="string" calcext:value-type="string">
            <text:p>quando clica na bola, ela estoura</text:p>
          </table:table-cell>
          <table:table-cell table:style-name="ce10" office:value-type="string" calcext:value-type="string">
            <text:p>HTML 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ara ou coroa</text:p>
          </table:table-cell>
          <table:table-cell table:style-name="ce6" office:value-type="string" calcext:value-type="string">
            <text:p>jogo contra a maquin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pedra, papel ou tesoura</text:p>
          </table:table-cell>
          <table:table-cell table:style-name="ce6" office:value-type="string" calcext:value-type="string">
            <text:p>jogo contra a máquin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jogo da velha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gerador de nick</text:p>
          </table:table-cell>
          <table:table-cell table:style-name="ce6" office:value-type="string" calcext:value-type="string">
            <text:p>gera um nick aleatóri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contador de palavras </text:p>
          </table:table-cell>
          <table:table-cell table:style-name="ce6" office:value-type="string" calcext:value-type="string">
            <text:p>conta quantas palavras são digitadas por minut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teste inglês</text:p>
          </table:table-cell>
          <table:table-cell table:style-name="ce6" office:value-type="string" calcext:value-type="string">
            <text:p>mostra palavras em inglês e pede traduçã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site quizzes <text:s/></text:p>
          </table:table-cell>
          <table:table-cell table:style-name="ce6" office:value-type="string" calcext:value-type="string">
            <text:p>perguntas sobre assuntos diversos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hello word </text:p>
          </table:table-cell>
          <table:table-cell table:style-name="ce6" office:value-type="string" calcext:value-type="string">
            <text:p>para tirar a maldição dos alunos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palavras relacionadas</text:p>
          </table:table-cell>
          <table:table-cell table:style-name="ce6" office:value-type="string" calcext:value-type="string">
            <text:p>usuario deve descobrir palavras relacionadas a palavra que aparecer na tel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 office:value-type="string" calcext:value-type="string">
            <text:p>jogo matematica</text:p>
          </table:table-cell>
          <table:table-cell table:style-name="ce6" office:value-type="string" calcext:value-type="string">
            <text:p>tem x segundos para adivinhar o resultado da expressão na tel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10"/>
          <table:table-cell table:number-columns-repeated="252"/>
        </table:table-row>
        <table:table-row table:style-name="ro1">
          <table:table-cell table:style-name="ce3"/>
          <table:table-cell table:style-name="ce6"/>
          <table:table-cell table:style-name="ce10" table:number-columns-repeated="3"/>
          <table:table-cell table:number-columns-repeated="252"/>
        </table:table-row>
        <table:table-row table:style-name="ro1" table:number-rows-repeated="82">
          <table:table-cell table:style-name="ce4"/>
          <table:table-cell table:style-name="ce6"/>
          <table:table-cell table:style-name="ce9" table:number-columns-repeated="3"/>
          <table:table-cell table:number-columns-repeated="252"/>
        </table:table-row>
        <table:table-row table:style-name="ro1" table:number-rows-repeated="16">
          <table:table-cell table:style-name="ce4"/>
          <table:table-cell table:style-name="ce8"/>
          <table:table-cell table:style-name="ce9" table:number-columns-repeated="3"/>
          <table:table-cell table:number-columns-repeated="252"/>
        </table:table-row>
        <table:table-row table:style-name="ro1" table:number-rows-repeated="144">
          <table:table-cell table:style-name="ce4"/>
          <table:table-cell table:style-name="ce9" table:number-columns-repeated="4"/>
          <table:table-cell table:number-columns-repeated="252"/>
        </table:table-row>
        <table:table-row table:style-name="ro1" table:number-rows-repeated="1048277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Videos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style-name="ce25" office:value-type="string" calcext:value-type="string">
            <text:p>VIDEO </text:p>
          </table:table-cell>
          <table:table-cell table:style-name="ce25" office:value-type="string" calcext:value-type="string">
            <text:p>ASSUNTO</text:p>
          </table:table-cell>
          <table:table-cell table:style-name="ce25" office:value-type="string" calcext:value-type="string">
            <text:p>DIFICULDADE</text:p>
          </table:table-cell>
          <table:table-cell table:style-name="ce25" office:value-type="string" calcext:value-type="string">
            <text:p>CONHECIMENTO BASE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tmgpF7Bn3_E" xlink:type="simple">23 Extensões do VS Code para 2020 __ Mão no Código #25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Visual Studio</text:p>
          </table:table-cell>
        </table:table-row>
        <table:table-row table:style-name="ro3">
          <table:table-cell table:style-name="ce31" office:value-type="string" calcext:value-type="string">
            <text:p><text:a xlink:href="https://www.youtube.com/watch?v=u21W_tfPVrY&amp;t=200s" xlink:type="simple">VS Code Top-Ten Pro Tips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Visual Studio</text:p>
          </table:table-cell>
        </table:table-row>
        <table:table-row table:style-name="ro4">
          <table:table-cell table:style-name="ce36" office:value-type="string" calcext:value-type="string">
            <text:p><text:a xlink:href="https://www.youtube.com/watch?v=ODc-55gm_Mc&amp;t=599s" xlink:type="simple">12 Dicas Rápidas para usar o VS Code como Profissional __ Mão no Código #27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Visual Studio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rIvUqLFsGB4&amp;t=463s" xlink:type="simple">Visual Studio Code - Saiba como usar os melhores recursos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Visual Studio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FCC2GbStmfc&amp;t=662s" xlink:type="simple">Programar Mais Rápido e Ser Mais Produtivo no Visual Studio Code (VSCode)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Visual Studio</text:p>
          </table:table-cell>
        </table:table-row>
        <table:table-row table:style-name="ro4">
          <table:table-cell table:style-name="ce37" office:value-type="string" calcext:value-type="string">
            <text:p><text:a xlink:href="https://www.youtube.com/watch?v=Po4d8Q2krcE" xlink:type="simple">Dominando o Visual Studio Code - Parte 1</text:a></text:p>
          </table:table-cell>
          <table:table-cell table:style-name="ce49" office:value-type="string" calcext:value-type="string">
            <text:p>Visual Studio Code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37" office:value-type="string" calcext:value-type="string">
            <text:p><text:a xlink:href="https://www.youtube.com/watch?v=WBbSnLAyNkk&amp;t=3s" xlink:type="simple">Dominando o Visual Studio Code - Parte 2</text:a></text:p>
          </table:table-cell>
          <table:table-cell table:style-name="ce49" office:value-type="string" calcext:value-type="string">
            <text:p>Visual Studio Code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37" office:value-type="string" calcext:value-type="string">
            <text:p><text:a xlink:href="https://www.youtube.com/watch?v=PsvtPr6cZtA&amp;t=6s" xlink:type="simple">Dominando o Visual Studio Code - Parte 3</text:a></text:p>
          </table:table-cell>
          <table:table-cell table:style-name="ce49" office:value-type="string" calcext:value-type="string">
            <text:p>Visual Studio Code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46" office:value-type="string" calcext:value-type="string">
            <text:p><text:a xlink:href="https://www.youtube.com/playlist?list=PLHz_AreHm4dm7ZULPAmadvNhH6vk9oNZA" xlink:type="simple">Curso Git e GitHub Curso em Video</text:a></text:p>
          </table:table-cell>
          <table:table-cell table:style-name="ce49" office:value-type="string" calcext:value-type="string">
            <text:p>Git e Github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CGTsIz5t0eY&amp;t=223s" xlink:type="simple">O Git que será cobrado no seu 1º dia de trabalho - DevMedia</text:a></text:p>
          </table:table-cell>
          <table:table-cell table:style-name="ce48" office:value-type="string" calcext:value-type="string">
            <text:p>Git e Github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Git e Github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6Czd1Yetaac" xlink:type="simple">Entendendo GIT _ (não é um tutorial!)</text:a></text:p>
          </table:table-cell>
          <table:table-cell table:style-name="ce48" office:value-type="string" calcext:value-type="string">
            <text:p>Git e Github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Git e Github</text:p>
          </table:table-cell>
        </table:table-row>
        <table:table-row table:style-name="ro4">
          <table:table-cell table:style-name="ce31" office:value-type="string" calcext:value-type="string">
            <text:p><text:span text:style-name="T1"><text:a xlink:href="https://www.youtube.com/watch?v=6OokP-NE49k" xlink:type="simple">Usando Git Direito _ Limpando seus Commits</text:a></text:span></text:p>
          </table:table-cell>
          <table:table-cell table:style-name="ce48" office:value-type="string" calcext:value-type="string">
            <text:p>Git e Github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Git e Github</text:p>
          </table:table-cell>
        </table:table-row>
        <table:table-row table:style-name="ro4">
          <table:table-cell table:style-name="ce47" office:value-type="string" calcext:value-type="string">
            <text:p><text:a xlink:href="https://www.youtube.com/watch?v=v8-4rI0cJXE" xlink:type="simple">Curso GIT e GITHUB - Comandos básicos (init status add commit log)</text:a></text:p>
          </table:table-cell>
          <table:table-cell table:style-name="ce48" office:value-type="string" calcext:value-type="string">
            <text:p>Git e Github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Git e Github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bFRCBo6GuHU&amp;t=272s" xlink:type="simple">Lógica de programação com JavaScript - #01</text:a></text:p>
          </table:table-cell>
          <table:table-cell table:style-name="ce49" office:value-type="string" calcext:value-type="string">
            <text:p>Lógica de Programação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C_3qWjNVbPU&amp;t=346s" xlink:type="simple">Lógica de programação e algoritmo em 9 minutos</text:a></text:p>
          </table:table-cell>
          <table:table-cell table:style-name="ce48" office:value-type="string" calcext:value-type="string">
            <text:p>Lógica de Programação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</table:table-row>
        <table:table-row table:style-name="ro4">
          <table:table-cell table:style-name="ce54" office:value-type="string" calcext:value-type="string">
            <text:p><text:a xlink:href="https://www.youtube.com/watch?v=JaTf3dhx464&amp;t=288s" xlink:type="simple">Aula 01 - Entenda LÓGICA DE PROGRAMAÇÃO e ALGORITMOS</text:a></text:p>
          </table:table-cell>
          <table:table-cell table:style-name="ce49" office:value-type="string" calcext:value-type="string">
            <text:p>Lógica de Programação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55" office:value-type="string" calcext:value-type="string">
            <text:p><text:a xlink:href="https://www.youtube.com/watch?v=Pa5X3E_d-8k&amp;t=290s" xlink:type="simple">COMO MELHORAR SUA LÓGICA - Programador Br - Ep 75</text:a></text:p>
          </table:table-cell>
          <table:table-cell table:style-name="ce48" office:value-type="string" calcext:value-type="string">
            <text:p>Lógica de Programação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</table:table-row>
        <table:table-row table:style-name="ro4">
          <table:table-cell table:style-name="ce55" office:value-type="string" calcext:value-type="string">
            <text:p><text:a xlink:href="https://www.youtube.com/watch?v=l7lIPXij85I" xlink:type="simple">POR QUE Lógica de Programação e COMO APRENDER _ Computação para Curiosos #2</text:a></text:p>
          </table:table-cell>
          <table:table-cell table:style-name="ce48" office:value-type="string" calcext:value-type="string">
            <text:p>Lógica de Programação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</table:table-row>
        <table:table-row table:style-name="ro4">
          <table:table-cell table:style-name="ce56" office:value-type="string" calcext:value-type="string">
            <text:p><text:a xlink:href="https://www.youtube.com/watch?v=gWpgoBuOt7E&amp;t=404s" xlink:type="simple">Clean Code - O código que separa os homens dos meninos</text:a></text:p>
          </table:table-cell>
          <table:table-cell table:style-name="ce48" office:value-type="string" calcext:value-type="string">
            <text:p>Boas Práticas de Programação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Lógica de Programação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7KuB-mZTdiE&amp;t=208s" xlink:type="simple">6 BOAS PRÁTICAS para você PROGRAMADOR</text:a></text:p>
          </table:table-cell>
          <table:table-cell table:style-name="ce49" office:value-type="string" calcext:value-type="string">
            <text:p>Boas Práticas de Programação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 e JavaScript</text:p>
          </table:table-cell>
        </table:table-row>
        <table:table-row table:style-name="ro4">
          <table:table-cell table:style-name="ce56" office:value-type="string" calcext:value-type="string">
            <text:p><text:a xlink:href="https://www.youtube.com/watch?v=mkx0CdWiPRA&amp;t=112s" xlink:type="simple">SOLID (O básico para você programar melhor) __ Dicionário do Programador</text:a></text:p>
          </table:table-cell>
          <table:table-cell table:style-name="ce48" office:value-type="string" calcext:value-type="string">
            <text:p>Boas Práticas de Programação</text:p>
          </table:table-cell>
          <table:table-cell table:style-name="ce52" office:value-type="string" calcext:value-type="string">
            <text:p>avançado</text:p>
          </table:table-cell>
          <table:table-cell table:style-name="ce36" office:value-type="string" calcext:value-type="string">
            <text:p>Lógica de Programação e JavaScript</text:p>
          </table:table-cell>
        </table:table-row>
        <table:table-row table:style-name="ro4">
          <table:table-cell table:style-name="ce54" office:value-type="string" calcext:value-type="string">
            <text:p><text:a xlink:href="https://www.youtube.com/watch?v=F0H4HPXdZog" xlink:type="simple">O que é Biblioteca, Framework e API #HipstersPontoTube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</table:table-row>
        <table:table-row table:style-name="ro4">
          <table:table-cell table:style-name="ce31" office:value-type="string" calcext:value-type="string">
            <text:p><text:span text:style-name="T1"><text:a xlink:href="https://www.youtube.com/watch?v=P04Gty0htDQ&amp;t=257s" xlink:type="simple">Diferença entre API, Biblioteca e Framework em Desenvolvimento de Software</text:a></text:span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JavaScript básico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vkwbHRpq09U&amp;t=413s" xlink:type="simple">O que é um protocolo de rede - TCP_IP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avançado</text:p>
          </table:table-cell>
          <table:table-cell table:style-name="ce36"/>
        </table:table-row>
        <table:table-row table:style-name="ro4">
          <table:table-cell table:style-name="ce53" office:value-type="string" calcext:value-type="string">
            <text:p><text:a xlink:href="https://www.youtube.com/watch?v=O8DmpmBMUSw&amp;t=505s" xlink:type="simple">IP (Entenda finalmente como funciona o IPv4 e o IPv6) __ Dicionário do Programador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avançado</text:p>
          </table:table-cell>
          <table:table-cell table:style-name="ce57"/>
        </table:table-row>
        <table:table-row table:style-name="ro4">
          <table:table-cell table:style-name="ce54" office:value-type="string" calcext:value-type="string">
            <text:p><text:a xlink:href="https://www.youtube.com/watch?v=EfF1M7myAyY&amp;t=594s" xlink:type="simple">Estrutura de Dados (A famosa ED que todo dev tem que aprender) __ Dicionário do Programador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avançado</text:p>
          </table:table-cell>
          <table:table-cell table:style-name="ce57"/>
        </table:table-row>
        <table:table-row table:style-name="ro4">
          <table:table-cell table:style-name="ce31" office:value-type="string" calcext:value-type="string">
            <text:p><text:a xlink:href="https://www.youtube.com/watch?v=Frkc_otGrGU&amp;t=513s" xlink:type="simple">O que são Estruturas de Dados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avançado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kYx1QC1XZSo&amp;t=304s" xlink:type="simple">Arquitetura de Software (Não é coisa de outro mundo) __ Dicionário do Programado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avançado</text:p>
          </table:table-cell>
          <table:table-cell table:style-name="ce36"/>
        </table:table-row>
        <table:table-row table:style-name="ro4">
          <table:table-cell table:style-name="ce53" office:value-type="string" calcext:value-type="string">
            <text:p><text:a xlink:href="https://www.youtube.com/playlist?list=PL9gh4rCqwQSdzws0z_YZWenTQ-nilcjHd" xlink:type="simple">Terminal Básico</text:a></text:p>
          </table:table-cell>
          <table:table-cell table:style-name="ce49" office:value-type="string" calcext:value-type="string">
            <text:p>Terminal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54" office:value-type="string" calcext:value-type="string">
            <text:p><text:a xlink:href="https://www.youtube.com/watch?v=JEhVB4VHsTI" xlink:type="simple">Aprenda os comandos básicos do Linux - Terminal Ubuntu</text:a></text:p>
          </table:table-cell>
          <table:table-cell table:style-name="ce49" office:value-type="string" calcext:value-type="string">
            <text:p>Terminal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Em0R3csNMVE" xlink:type="simple">O QUE É FRONT-END E BACK-END</text:a></text:p>
          </table:table-cell>
          <table:table-cell table:style-name="ce48" office:value-type="string" calcext:value-type="string">
            <text:p>Terminal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</table:table-row>
        <table:table-row table:style-name="ro4">
          <table:table-cell table:style-name="ce54" office:value-type="string" calcext:value-type="string">
            <text:p><text:a xlink:href="https://www.youtube.com/watch?v=iSqf2iPqJNM&amp;t=205s" xlink:type="simple">Front-end, Back-end e Full stack - @Curso em Vídeo HTML5 e CSS3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playlist?list=PLHz_AreHm4dmSj0MHol_aoNYCSGFqvfXV" xlink:type="simple">curso algoritimo gustavo guanabara</text:a></text:p>
          </table:table-cell>
          <table:table-cell table:style-name="ce49" office:value-type="string" calcext:value-type="string">
            <text:p>Algoritimos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J-lHpiu-Twk&amp;t=289s" xlink:type="simple">Design Patterns __ Dicioná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Lógica de Programação e JavaScript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VOxnyVI2lOc" xlink:type="simple">Refatoração __ Dicioná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Lógica de Programação e JavaScript</text:p>
          </table:table-cell>
        </table:table-row>
        <table:table-row table:style-name="ro4">
          <table:table-cell table:style-name="ce57" office:value-type="string" calcext:value-type="string">
            <text:p><text:a xlink:href="https://www.youtube.com/playlist?list=PLHz_AreHm4dkZ9-atkcmcBaMZdmLHft8n" xlink:type="simple">Curso HTML5 e CSS3 Curso em Video</text:a></text:p>
          </table:table-cell>
          <table:table-cell table:style-name="ce49" office:value-type="string" calcext:value-type="string">
            <text:p>HTML e CSS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</table:table-row>
        <table:table-row table:style-name="ro4">
          <table:table-cell table:style-name="ce57" office:value-type="string" calcext:value-type="string">
            <text:p><text:a xlink:href="https://www.youtube.com/playlist?list=PLtcmVcOuK65x3RwmDtf3DqK8WPVIomV1d" xlink:type="simple">Curso de WordPress: criando um site do zero | Gratuito e Profissional</text:a></text:p>
          </table:table-cell>
          <table:table-cell table:style-name="ce49" office:value-type="string" calcext:value-type="string">
            <text:p>WordPres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HTML, CSS e JavaScript básico</text:p>
          </table:table-cell>
        </table:table-row>
        <table:table-row table:style-name="ro4">
          <table:table-cell table:style-name="ce53" office:value-type="string" calcext:value-type="string">
            <text:p><text:a xlink:href="https://youtu.be/oOlYuBJqOR8" xlink:type="simple"> SALESFORCE | O que é? O que faz? | CRM | Computação em Nuvem | Cloud Computing</text:a></text:p>
          </table:table-cell>
          <table:table-cell table:style-name="ce49" office:value-type="string" calcext:value-type="string">
            <text:p>Salesforce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JavaScript e Boas Práticas</text:p>
          </table:table-cell>
        </table:table-row>
        <table:table-row table:style-name="ro4">
          <table:table-cell table:style-name="ce57" office:value-type="string" calcext:value-type="string">
            <text:p><text:a xlink:href="https://www.youtube.com/playlist?list=PLntvgXM11X6pi7mW0O4ZmfUI1xDSIbmTm" xlink:type="simple">Curso em Vídeo - JavaScript</text:a></text:p>
          </table:table-cell>
          <table:table-cell table:style-name="ce49" office:value-type="string" calcext:value-type="string">
            <text:p>JavaScript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</table:table-row>
        <table:table-row table:style-name="ro4">
          <table:table-cell table:style-name="ce36" office:value-type="string" calcext:value-type="string">
            <text:p><text:a xlink:href="https://www.youtube.com/playlist?list=PLIZ0d6lKIbVpF5DffKAX5e9L119PleIqg" xlink:type="simple">CURSO JQUERY BÁSICO</text:a></text:p>
          </table:table-cell>
          <table:table-cell table:style-name="ce48" office:value-type="string" calcext:value-type="string">
            <text:p>JavaScript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Lógica de Programação e JavaScript básico</text:p>
          </table:table-cell>
        </table:table-row>
        <table:table-row table:style-name="ro4">
          <table:table-cell table:style-name="ce57" office:value-type="string" calcext:value-type="string">
            <text:p><text:a xlink:href="https://www.youtube.com/watch?v=ItwUZ4fK6hQ&amp;t=38s" xlink:type="simple">Bootstrap 5 Tutorial: Crie um website responsivo com HTML e CSS</text:a></text:p>
          </table:table-cell>
          <table:table-cell table:style-name="ce49" office:value-type="string" calcext:value-type="string">
            <text:p>Framework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básico</text:p>
          </table:table-cell>
        </table:table-row>
        <table:table-row table:style-name="ro4">
          <table:table-cell table:style-name="ce36" office:value-type="string" calcext:value-type="string">
            <text:p><text:a xlink:href="https://www.youtube.com/watch?v=mVgrenJX5dI" xlink:type="simple">O que é Bootstrap? Como Utilizar o Melhor Framework Front-End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Lógica de Programação, HTML, CSS e JavaScript básico</text:p>
          </table:table-cell>
        </table:table-row>
        <table:table-row table:style-name="ro4">
          <table:table-cell table:style-name="ce36" office:value-type="string" calcext:value-type="string">
            <text:p><text:a xlink:href="https://www.youtube.com/watch?v=vYekSMBCCiM" xlink:type="simple">Node.js // Dicioná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Lógica de Programação e JavaScript</text:p>
          </table:table-cell>
        </table:table-row>
        <table:table-row table:style-name="ro4">
          <table:table-cell table:style-name="ce36" office:value-type="string" calcext:value-type="string">
            <text:p><text:a xlink:href="https://www.youtube.com/watch?v=nfrVPzDJZQc" xlink:type="simple">O que é Node.js? (Entenda de uma vez por todas)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Lógica de Programação e JavaScript</text:p>
          </table:table-cell>
        </table:table-row>
        <table:table-row table:style-name="ro4">
          <table:table-cell table:style-name="ce57" office:value-type="string" calcext:value-type="string">
            <text:p><text:a xlink:href="https://www.youtube.com/playlist?list=PLJ_KhUnlXUPtbtLwaxxUxHqvcNQndmI4B" xlink:type="simple">Curso de Node.js</text:a></text:p>
          </table:table-cell>
          <table:table-cell table:style-name="ce49" office:value-type="string" calcext:value-type="string">
            <text:p>Node.j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 e JavaScript</text:p>
          </table:table-cell>
        </table:table-row>
        <table:table-row table:style-name="ro4">
          <table:table-cell table:style-name="ce36" office:value-type="string" calcext:value-type="string">
            <text:p><text:a xlink:href="https://www.youtube.com/watch?v=WJSJCduJCQM" xlink:type="simple">Sass // Dicioná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HTML e CSS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kA-PXyfjL84" xlink:type="simple">O Básico de Sass para se Virar nas Webs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HTML e CSS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playlist?list=PL97KElaimHeGRtfkksKwxg6IGVZi_cR7J" xlink:type="simple">Curso Sass</text:a></text:p>
          </table:table-cell>
          <table:table-cell table:style-name="ce48" office:value-type="string" calcext:value-type="string">
            <text:p>CSS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HTML e CSS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ABjV1bObFW8" xlink:type="simple">O que é Spring Boot e quais as vantagens de usá-lo?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avançado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5XPojnx9bb8" xlink:type="simple">O que é Spring Framework? #Hipsterspontotube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playlist?list=PL8iIphQOyG-DHLpEx1TPItqJamy08fs1D" xlink:type="simple">Curso de Spring Boot: Criando uma aplicação Java Web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UeMkXvmk68Q" xlink:type="simple">O que é uma Progressive Web App (PWA)?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jPMFqS9SKWY" xlink:type="simple">PWA // Diciona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7" office:value-type="string" calcext:value-type="string">
            <text:p><text:a xlink:href="https://www.youtube.com/playlist?list=PLZL68elhOXv-nphsx87CE_pHrn4xTPL3n" xlink:type="simple">PWA - Como criar Web APPs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6IuQUgeDPg0" xlink:type="simple">O que é React JS? #HipstersPontoTube</text:a></text:p>
          </table:table-cell>
          <table:table-cell table:style-name="ce48" office:value-type="string" calcext:value-type="string">
            <text:p>Bibliotecas</text:p>
          </table:table-cell>
          <table:table-cell table:style-name="ce52" office:value-type="string" calcext:value-type="string">
            <text:p>avançado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NhUr8cwDiiM" xlink:type="simple">React JS // Dicionário do Programador</text:a></text:p>
          </table:table-cell>
          <table:table-cell table:style-name="ce49" office:value-type="string" calcext:value-type="string">
            <text:p>Bibliotecas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XQxitgyZ_S4" xlink:type="simple">React JS Curso Rápido️ Masterclass #1 2020 - 100% Prático!</text:a></text:p>
          </table:table-cell>
          <table:table-cell table:style-name="ce49" office:value-type="string" calcext:value-type="string">
            <text:p>Bibliotecas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youtu.be/GJ8Vm-h0V8I" xlink:type="simple">React JS Curso Rápido️ Masterclass #2 2020 - 100% Prático!</text:a></text:p>
          </table:table-cell>
          <table:table-cell table:style-name="ce49" office:value-type="string" calcext:value-type="string">
            <text:p>Bibliotecas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31" office:value-type="string" calcext:value-type="string">
            <text:p><text:a xlink:href="https://youtu.be/aJR7f45dBNs" xlink:type="simple">Se Você Passar Por Esses 5 Desafios, Você Aprendeu React JS</text:a></text:p>
          </table:table-cell>
          <table:table-cell table:style-name="ce48" office:value-type="string" calcext:value-type="string">
            <text:p>Bibliotecas</text:p>
          </table:table-cell>
          <table:table-cell table:style-name="ce52" office:value-type="string" calcext:value-type="string">
            <text:p>avançado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mqltv3kFdgE" xlink:type="simple">React Native // Dicionário do Programador</text:a></text:p>
          </table:table-cell>
          <table:table-cell table:style-name="ce49" office:value-type="string" calcext:value-type="string">
            <text:p>Framework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playlist?list=PL8fIRnD1uUSnRqz3E2caAWDqbtIFXmNtW" xlink:type="simple">Aprenda React Native</text:a></text:p>
          </table:table-cell>
          <table:table-cell table:style-name="ce49" office:value-type="string" calcext:value-type="string">
            <text:p>Framework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Et7IBA0PhXk" xlink:type="simple">Electron JS (JavaScript no Desktop) // Dicionário do Programador</text:a></text:p>
          </table:table-cell>
          <table:table-cell table:style-name="ce49" office:value-type="string" calcext:value-type="string">
            <text:p>Framework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58vwfjNK3wc" xlink:type="simple">O que é e como usar o Electron? - Manoel Fernandes Neto</text:a></text:p>
          </table:table-cell>
          <table:table-cell table:style-name="ce48" office:value-type="string" calcext:value-type="string">
            <text:p>Framework</text:p>
          </table:table-cell>
          <table:table-cell table:style-name="ce52" office:value-type="string" calcext:value-type="string">
            <text:p>avançado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playlist?list=PLWhiA_CuQkbCqT946EXFbvMQhK3oMpCsR" xlink:type="simple">Curso de ElectronJS</text:a></text:p>
          </table:table-cell>
          <table:table-cell table:style-name="ce49" office:value-type="string" calcext:value-type="string">
            <text:p>Framework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aB-JRipW4wY" xlink:type="simple">Sistemas de Informação - Aula 26 - Infraestrutura de tecnologia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Ws9WVHhNq5M" xlink:type="simple">React JS - MELHOR GUIA para Iniciantes!</text:a></text:p>
          </table:table-cell>
          <table:table-cell table:style-name="ce49" office:value-type="string" calcext:value-type="string">
            <text:p>React.j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-bL8TrJ_9R4" xlink:type="simple">Seria o FULL STACK VILÃO na programação?</text:a></text:p>
          </table:table-cell>
          <table:table-cell table:style-name="ce48" office:value-type="string" calcext:value-type="string">
            <text:p>Discussões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k6cyaHNsqzI" xlink:type="simple">7 ERROS de quem está começando a PROGRAMAR</text:a></text:p>
          </table:table-cell>
          <table:table-cell table:style-name="ce48" office:value-type="string" calcext:value-type="string">
            <text:p>Discussões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SbeMrbJ6R9E" xlink:type="simple">O que vc precisa saber para ser um programador web</text:a></text:p>
          </table:table-cell>
          <table:table-cell table:style-name="ce48" office:value-type="string" calcext:value-type="string">
            <text:p>Discussões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tDcvHVDmM7o" xlink:type="simple">Existe idade pra aprender a programar?</text:a></text:p>
          </table:table-cell>
          <table:table-cell table:style-name="ce48" office:value-type="string" calcext:value-type="string">
            <text:p>Discussões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ZXGWFCYujxg" xlink:type="simple">MITOS e VERDADES da PROGRAMAÇÃO</text:a></text:p>
          </table:table-cell>
          <table:table-cell table:style-name="ce48" office:value-type="string" calcext:value-type="string">
            <text:p>Discussões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9fOe8i8R9dA" xlink:type="simple">Atalhos do VSCODE para Aumentar Sua Produtividade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XV9B4LX_re8" xlink:type="simple">Clean Code e Solid com Alberto Sousa, o Dev Eficiente | #HipstersPontoTube</text:a></text:p>
          </table:table-cell>
          <table:table-cell table:style-name="ce48" office:value-type="string" calcext:value-type="string">
            <text:p>Boas Práticas de Programação</text:p>
          </table:table-cell>
          <table:table-cell table:style-name="ce82" office:value-type="string" calcext:value-type="string">
            <text:p>avançado</text:p>
          </table:table-cell>
          <table:table-cell table:style-name="ce36"/>
        </table:table-row>
        <table:table-row table:style-name="ro4">
          <table:table-cell table:style-name="ce53" office:value-type="string" calcext:value-type="string">
            <text:p><text:a xlink:href="https://www.youtube.com/watch?v=IFYDXLsqubM" xlink:type="simple">Introdução a Conceitos de Computação - Breve história da computação</text:a></text:p>
          </table:table-cell>
          <table:table-cell table:style-name="ce49" office:value-type="string" calcext:value-type="string">
            <text:p>História da Computação</text:p>
          </table:table-cell>
          <table:table-cell table:style-name="ce49" office:value-type="string" calcext:value-type="string">
            <text:p>iniciante</text:p>
          </table:table-cell>
          <table:table-cell table:style-name="ce57"/>
        </table:table-row>
        <table:table-row table:style-name="ro4">
          <table:table-cell table:style-name="ce31" office:value-type="string" calcext:value-type="string">
            <text:p><text:a xlink:href="https://www.youtube.com/watch?v=8G80nuEyDN4" xlink:type="simple">O Guia +Hardcore de Introdução à COMPUTAÇÃO</text:a></text:p>
          </table:table-cell>
          <table:table-cell table:style-name="ce48" office:value-type="string" calcext:value-type="string">
            <text:p>História da Computação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G4MvFT8TGII" xlink:type="simple">O Computador de Turing e Von Neumann | Por que calculadoras não são computadores?</text:a></text:p>
          </table:table-cell>
          <table:table-cell table:style-name="ce48" office:value-type="string" calcext:value-type="string">
            <text:p>História da Computação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q1sE8TGH3N8" xlink:type="simple">Como montar um CURRÍCULO e PORTFÓLIO e se DESTACAR NO MERCADO</text:a></text:p>
          </table:table-cell>
          <table:table-cell table:style-name="ce48" office:value-type="string" calcext:value-type="string">
            <text:p>Discussões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53" office:value-type="string" calcext:value-type="string">
            <text:p><text:a xlink:href="https://www.youtube.com/watch?v=2lBJVEYDwlM" xlink:type="simple">Aprenda Usar Chrome DevTools em 10 Minutos | Tutorial Desenvolvimento Web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XUgfwYzv-WQ" xlink:type="simple">Segredos do Chrome DevTools - Ep. 1: Elements (Portuguese)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Lzbed3jiU5E" xlink:type="simple">Segredos do Chrome DevTools - Ep. 2: Style (Portuguese)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zpEs6fLnwO0" xlink:type="simple">Segredos do Chrome DevTools - Ep. 3: Workspaces (Portuguese)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eSPMRDcq9Co" xlink:type="simple">Segredos do Chrome DevTools - Ep. 4: Console (Portuguese)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   <text:a xlink:href="https://www.youtube.com/watch?v=b_rvFrBwMRM" xlink:type="simple">Segredos do Chrome DevTools - Ep. 5: Debug (Portuguese)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epiyExCyb2s" xlink:type="simple">O Guia DEFINITIVO de UBUNTU para Devs Iniciantes</text:a></text:p>
          </table:table-cell>
          <table:table-cell table:style-name="ce48" office:value-type="string" calcext:value-type="string">
            <text:p>Linux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53" office:value-type="string" calcext:value-type="string">
            <text:p><text:a xlink:href="https://www.youtube.com/playlist?list=PLozhsZB1lLUMHaZmvczDWugUv9ldzX37u" xlink:type="simple">Curso Grátis Linux Ubuntu Desktop</text:a></text:p>
          </table:table-cell>
          <table:table-cell table:style-name="ce49" office:value-type="string" calcext:value-type="string">
            <text:p>Linux</text:p>
          </table:table-cell>
          <table:table-cell table:style-name="ce49" office:value-type="string" calcext:value-type="string">
            <text:p>iniciante</text:p>
          </table:table-cell>
          <table:table-cell table:style-name="ce57"/>
        </table:table-row>
        <table:table-row table:style-name="ro4">
          <table:table-cell table:style-name="ce53" office:value-type="string" calcext:value-type="string">
            <text:p><text:a xlink:href="https://www.youtube.com/watch?v=s3AKKqPclSw" xlink:type="simple">Introdução a Conceitos de Computação - Conceitos Básicos</text:a></text:p>
          </table:table-cell>
          <table:table-cell table:style-name="ce49" office:value-type="string" calcext:value-type="string">
            <text:p>História da Computação</text:p>
          </table:table-cell>
          <table:table-cell table:style-name="ce49" office:value-type="string" calcext:value-type="string">
            <text:p>iniciante</text:p>
          </table:table-cell>
          <table:table-cell table:style-name="ce57"/>
        </table:table-row>
        <table:table-row table:style-name="ro4">
          <table:table-cell table:style-name="ce31" office:value-type="string" calcext:value-type="string">
            <text:p><text:a xlink:href="https://www.youtube.com/watch?v=MQMm7JuCJCc" xlink:type="simple">Algoritmos e Programação de Computadores I - Noção de Algoritmos</text:a></text:p>
          </table:table-cell>
          <table:table-cell table:style-name="ce48" office:value-type="string" calcext:value-type="string">
            <text:p>Algoritimos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IpfE8B9H9cI" xlink:type="simple">Big Data // Dicioná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LT-iNSrGoP8" xlink:type="simple">Crie Ambientes Front-End em Minutos // Mão no Código #1</text:a></text:p>
          </table:table-cell>
          <table:table-cell table:style-name="ce48" office:value-type="string" calcext:value-type="string">
            <text:p>Boas Práticas de Programação</text:p>
          </table:table-cell>
          <table:table-cell table:style-name="ce48" office:value-type="string" calcext:value-type="string">
            <text:p>mediana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yvBrYtKoT2g" xlink:type="simple">10 DICAS de OURO para se tornar um BOM PROGRAMADOR</text:a></text:p>
          </table:table-cell>
          <table:table-cell table:style-name="ce48" office:value-type="string" calcext:value-type="string">
            <text:p>Discussões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53" office:value-type="string" calcext:value-type="string">
            <text:p><text:a xlink:href="https://www.youtube.com/watch?v=8fYWaQfQR1U" xlink:type="simple">Ubuntu 21.04 - Tudo que você precisa saber (em 7 minutos⏰)</text:a></text:p>
          </table:table-cell>
          <table:table-cell table:style-name="ce49" office:value-type="string" calcext:value-type="string">
            <text:p>Linux</text:p>
          </table:table-cell>
          <table:table-cell table:style-name="ce49" office:value-type="string" calcext:value-type="string">
            <text:p>mediana</text:p>
          </table:table-cell>
          <table:table-cell table:style-name="ce57"/>
        </table:table-row>
        <table:table-row table:style-name="ro4">
          <table:table-cell table:style-name="ce31" office:value-type="string" calcext:value-type="string">
            <text:p><text:a xlink:href="https://www.youtube.com/watch?v=APmtMvaYMLg" xlink:type="simple">Faculdade: Engenharia de Software, Ciência da Computação ou Sistemas de Informação? // Vlog #29</text:a></text:p>
          </table:table-cell>
          <table:table-cell table:style-name="ce48" office:value-type="string" calcext:value-type="string">
            <text:p>Discussões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53" office:value-type="string" calcext:value-type="string">
            <text:p><text:a xlink:href="https://www.youtube.com/watch?v=ZY3-MFxVdEw" xlink:type="simple">O que faz uma desenvolvedora front-end? #HipstersPontoTube</text:a></text:p>
          </table:table-cell>
          <table:table-cell table:style-name="ce49" office:value-type="string" calcext:value-type="string">
            <text:p>Discussões</text:p>
          </table:table-cell>
          <table:table-cell table:style-name="ce49" office:value-type="string" calcext:value-type="string">
            <text:p>iniciante</text:p>
          </table:table-cell>
          <table:table-cell table:style-name="ce57"/>
        </table:table-row>
        <table:table-row table:style-name="ro1" table:number-rows-repeated="116">
          <table:table-cell table:style-name="ce44"/>
          <table:table-cell table:style-name="ce50" table:number-columns-repeated="2"/>
          <table:table-cell table:style-name="ce75"/>
        </table:table-row>
        <table:table-row table:style-name="ro1" table:number-rows-repeated="4">
          <table:table-cell table:style-name="ce75" table:number-columns-repeated="4"/>
        </table:table-row>
        <table:table-row table:style-name="ro1" table:number-rows-repeated="25">
          <table:table-cell table:style-name="ce75"/>
          <table:table-cell table:style-name="ce51" table:number-columns-repeated="3"/>
        </table:table-row>
        <table:table-row table:style-name="ro1" table:number-rows-repeated="5">
          <table:table-cell table:style-name="ce75"/>
          <table:table-cell table:style-name="ce51"/>
          <table:table-cell table:style-name="ce75" table:number-columns-repeated="2"/>
        </table:table-row>
        <table:table-row table:style-name="ro1" table:number-rows-repeated="76">
          <table:table-cell table:style-name="ce75" table:number-columns-repeated="4"/>
        </table:table-row>
        <table:table-row table:style-name="ro1" table:number-rows-repeated="104825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tigos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style-name="ce65" office:value-type="string" calcext:value-type="string">
            <text:p>ARTIGO</text:p>
          </table:table-cell>
          <table:table-cell table:style-name="ce65" office:value-type="string" calcext:value-type="string">
            <text:p>ASSUNTO</text:p>
          </table:table-cell>
          <table:table-cell table:style-name="ce65" office:value-type="string" calcext:value-type="string">
            <text:p>DIFICULDADE</text:p>
          </table:table-cell>
          <table:table-cell table:style-name="ce65" office:value-type="string" calcext:value-type="string">
            <text:p>CONHECIMENTO BASE</text:p>
          </table:table-cell>
          <table:table-cell/>
        </table:table-row>
        <table:table-row table:style-name="ro1">
          <table:table-cell table:style-name="ce66" office:value-type="string" calcext:value-type="string">
            <text:p><text:a xlink:href="https://www.homehost.com.br/blog/tutoriais/o-que-e-html/" xlink:type="simple">O que é HTML? </text:a></text:p>
          </table:table-cell>
          <table:table-cell table:style-name="ce33" office:value-type="string" calcext:value-type="string">
            <text:p>HTML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chiefofdesign.com.br/o-que-e-css/" xlink:type="simple">O que é CSS?</text:a></text:p>
          </table:table-cell>
          <table:table-cell table:style-name="ce33" office:value-type="string" calcext:value-type="string">
            <text:p>CS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medium.com/@rafaelvicio/introdução-a-git-5ae36c303850" xlink:type="simple">Introdução a Git</text:a></text:p>
          </table:table-cell>
          <table:table-cell table:style-name="ce33" office:value-type="string" calcext:value-type="string">
            <text:p>Git 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67" office:value-type="string" calcext:value-type="string">
            <text:p><text:a xlink:href="https://tableless.com.br/tudo-que-voce-queria-saber-sobre-git-e-github-mas-tinha-vergonha-de-perguntar/" xlink:type="simple">Tudo que você queria saber sobre Git e GitHub</text:a></text:p>
          </table:table-cell>
          <table:table-cell table:style-name="ce33" office:value-type="string" calcext:value-type="string">
            <text:p>Git e Github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logica-uma-ferramenta-indispensavel-na-programacao-de-computadores/28386" xlink:type="simple">Lógica: uma ferramenta indispensável na programação de computadores</text:a></text:p>
          </table:table-cell>
          <table:table-cell table:style-name="ce33" office:value-type="string" calcext:value-type="string">
            <text:p>Lógica de Programação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ime.usp.br/~vwsetzer/alg/algoritmos.html" xlink:type="simple">Algoritmos e sua análise – uma introdução didática</text:a></text:p>
          </table:table-cell>
          <table:table-cell table:style-name="ce33" office:value-type="string" calcext:value-type="string">
            <text:p>Algoritimo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techtudo.com.br/artigos/noticia/2011/02/um-pequeno-guia-sobre-ipv4-e-ipv6.html" xlink:type="simple">Entenda o IPv4 e o IPv6</text:a></text:p>
          </table:table-cell>
          <table:table-cell table:style-name="ce33" office:value-type="string" calcext:value-type="string">
            <text:p>Protocolos</text:p>
          </table:table-cell>
          <table:table-cell table:style-name="ce72" office:value-type="string" calcext:value-type="string">
            <text:p>AVANÇADO</text:p>
          </table:table-cell>
          <table:table-cell table:style-name="ce74"/>
          <table:table-cell/>
        </table:table-row>
        <table:table-row table:style-name="ro1">
          <table:table-cell table:style-name="ce57" office:value-type="string" calcext:value-type="string">
            <text:p><text:a xlink:href="https://blog.hostone.com.br/protocolo-ipv4-ipv6/" xlink:type="simple">Protocolo IPv4 e IPv6: quais são suas diferenças </text:a></text:p>
          </table:table-cell>
          <table:table-cell table:style-name="ce33" office:value-type="string" calcext:value-type="string">
            <text:p>Protocolos</text:p>
          </table:table-cell>
          <table:table-cell table:style-name="ce72" office:value-type="string" calcext:value-type="string">
            <text:p>AVANÇADO</text:p>
          </table:table-cell>
          <table:table-cell table:style-name="ce74"/>
          <table:table-cell/>
        </table:table-row>
        <table:table-row table:style-name="ro1">
          <table:table-cell table:style-name="ce57" office:value-type="string" calcext:value-type="string">
            <text:p><text:a xlink:href="https://docs.microsoft.com/pt-br/windows/terminal/" xlink:type="simple">O que é o Terminal do Windows?</text:a></text:p>
          </table:table-cell>
          <table:table-cell table:style-name="ce33" office:value-type="string" calcext:value-type="string">
            <text:p>Terminal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e-tinet.com/linux/terminal-linux/" xlink:type="simple">Terminal Linux: Tudo O Que Você Precisa Saber Para Iniciar Agora Mesmo</text:a></text:p>
          </table:table-cell>
          <table:table-cell table:style-name="ce33" office:value-type="string" calcext:value-type="string">
            <text:p>Terminal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linux.ime.usp.br/~lucasmmg/livecd/documentacao/documentos/terminal/Terminal_avancado.html" xlink:type="simple">Terminal avançado De Rede Linux</text:a></text:p>
          </table:table-cell>
          <table:table-cell table:style-name="ce33" office:value-type="string" calcext:value-type="string">
            <text:p>Terminal</text:p>
          </table:table-cell>
          <table:table-cell table:style-name="ce72" office:value-type="string" calcext:value-type="string">
            <text:p>AVANÇADO</text:p>
          </table:table-cell>
          <table:table-cell table:style-name="ce74" office:value-type="string" calcext:value-type="string">
            <text:p>Terminal linux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oficinadanet.com.br/artigo/851/o_que_e_um_sistema_operacional" xlink:type="simple">O que é um sistema operacional?</text:a></text:p>
          </table:table-cell>
          <table:table-cell table:style-name="ce33" office:value-type="string" calcext:value-type="string">
            <text:p>O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blog.vertigo.com.br/o-que-e-api-entenda-de-uma-maneira-simples/" xlink:type="simple">O que é API? Entenda de uma maneira simples</text:a></text:p>
          </table:table-cell>
          <table:table-cell table:style-name="ce33" office:value-type="string" calcext:value-type="string">
            <text:p>API’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application-programming-interface-desenvolvendo-apis-de-software/30548" xlink:type="simple">Desenvolvendo APIs de Software</text:a></text:p>
          </table:table-cell>
          <table:table-cell table:style-name="ce33" office:value-type="string" calcext:value-type="string">
            <text:p>API’s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JavaScript</text:p>
          </table:table-cell>
          <table:table-cell/>
        </table:table-row>
        <table:table-row table:style-name="ro1">
          <table:table-cell table:style-name="ce67" office:value-type="string" calcext:value-type="string">
            <text:p><text:a xlink:href="https://www.devmedia.com.br/frameworks-e-padroes-de-projeto/1111" xlink:type="simple">Frameworks e Padrões de Projeto</text:a></text:p>
          </table:table-cell>
          <table:table-cell table:style-name="ce33" office:value-type="string" calcext:value-type="string">
            <text:p>Framework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pt.khanacademy.org/computing/computer-programming/html-css-js/using-js-libraries-in-your-webpage/a/whats-a-js-library" xlink:type="simple">O que é uma biblioteca de JS?</text:a></text:p>
          </table:table-cell>
          <table:table-cell table:style-name="ce33" office:value-type="string" calcext:value-type="string">
            <text:p>Biblioteca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trabalhando-com-dom-em-javascript/29039" xlink:type="simple">Trabalhando com DOM em JavaScript</text:a></text:p>
          </table:table-cell>
          <table:table-cell table:style-name="ce33" office:value-type="string" calcext:value-type="string">
            <text:p>DOM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developer.mozilla.org/pt-BR/docs/Web/API/Document_Object_Model/Introduction" xlink:type="simple">Introdução ao DOM</text:a></text:p>
          </table:table-cell>
          <table:table-cell table:style-name="ce33" office:value-type="string" calcext:value-type="string">
            <text:p>DOM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introducao-ao-javascript/25548" xlink:type="simple">Introdução ao Javascript</text:a></text:p>
          </table:table-cell>
          <table:table-cell table:style-name="ce33" office:value-type="string" calcext:value-type="string">
            <text:p>JavaScript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Lógica de Programaçã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jquery-tutorial/27299" xlink:type="simple">jQuery Tutorial</text:a></text:p>
          </table:table-cell>
          <table:table-cell table:style-name="ce33" office:value-type="string" calcext:value-type="string">
            <text:p>jQuery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://www.linhadecodigo.com.br/artigo/2068/introducao-a-jquery.aspx" xlink:type="simple">Introdução à jQuery</text:a></text:p>
          </table:table-cell>
          <table:table-cell table:style-name="ce33" office:value-type="string" calcext:value-type="string">
            <text:p>jQuery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homehost.com.br/blog/tutoriais/o-que-e-bootstrap/" xlink:type="simple">O que é Bootstrap: Tudo sobre este Framework</text:a></text:p>
          </table:table-cell>
          <table:table-cell table:style-name="ce33" office:value-type="string" calcext:value-type="string">
            <text:p>Bootstrap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JavaScript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medium.com/reprogramabr/bootstrap-ame-o-ou-odeie-o-até-ler-esse-artigo-cc84bcf978ae" xlink:type="simple">Bootstrap: Ame-o ou odeie-o</text:a></text:p>
          </table:table-cell>
          <table:table-cell table:style-name="ce33" office:value-type="string" calcext:value-type="string">
            <text:p>Bootstrap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JavaScript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criando-servico-de-microblog-com-node-js/31036" xlink:type="simple">Criando serviço de microblog com Node.js</text:a></text:p>
          </table:table-cell>
          <table:table-cell table:style-name="ce33" office:value-type="string" calcext:value-type="string">
            <text:p>Node.js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JavaScript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opus-software.com.br/node-js/" xlink:type="simple">Node.js – O que é, como funciona e quais as vantagens</text:a></text:p>
          </table:table-cell>
          <table:table-cell table:style-name="ce33" office:value-type="string" calcext:value-type="string">
            <text:p>Node.js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JavaScript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siteantigo.portaleducacao.com.br/conteudo/artigos/administracao/o-que-significa-database/39018" xlink:type="simple">O que significa Database?</text:a></text:p>
          </table:table-cell>
          <table:table-cell table:style-name="ce33" office:value-type="string" calcext:value-type="string">
            <text:p>Database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rockcontent.com/br/blog/banco-de-dados/" xlink:type="simple">Banco de dados: saiba o que é, os tipos e a importância</text:a></text:p>
          </table:table-cell>
          <table:table-cell table:style-name="ce33" office:value-type="string" calcext:value-type="string">
            <text:p>Database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 table:style-name="ce75"/>
        </table:table-row>
        <table:table-row table:style-name="ro1">
          <table:table-cell table:style-name="ce57" office:value-type="string" calcext:value-type="string">
            <text:p><text:a xlink:href="https://www.chiefofdesign.com.br/wordpress/" xlink:type="simple">O que é WordPress?</text:a></text:p>
          </table:table-cell>
          <table:table-cell table:style-name="ce33" office:value-type="string" calcext:value-type="string">
            <text:p>Wordpress</text:p>
          </table:table-cell>
          <table:table-cell table:style-name="ce71" office:value-type="string" calcext:value-type="string">
            <text:p>INICIANTE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medium.com/totvsdevelopers/a-primeira-muralha-segurança-no-front-end-ee8d397b1455" xlink:type="simple">A primeira muralha! Segurança no Front-End</text:a></text:p>
          </table:table-cell>
          <table:table-cell table:style-name="ce33" office:value-type="string" calcext:value-type="string">
            <text:p>Segurança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implementando-seguranca-na-programacao-web/34375" xlink:type="simple">Implementando segurança na programação Web</text:a></text:p>
          </table:table-cell>
          <table:table-cell table:style-name="ce33" office:value-type="string" calcext:value-type="string">
            <text:p>Segurança</text:p>
          </table:table-cell>
          <table:table-cell table:style-name="ce73" office:value-type="string" calcext:value-type="string">
            <text:p>MÉDIO</text:p>
          </table:table-cell>
          <table:table-cell table:style-name="ce74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linkedin.com/pulse/o-que-é-infraestrutura-como-código-armando-lima-amaral/" xlink:type="simple">O que é Infraestrutura como Código?</text:a></text:p>
          </table:table-cell>
          <table:table-cell table:style-name="ce49" office:value-type="string" calcext:value-type="string">
            <text:p>Infraestrutura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boas-praticas-de-programacao/31163" xlink:type="simple">Boas práticas de programação</text:a></text:p>
          </table:table-cell>
          <table:table-cell table:style-name="ce49" office:value-type="string" calcext:value-type="string">
            <text:p>Boas Prática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boas-praticas-de-programacao/21137" xlink:type="simple">Boas práticas de Programação</text:a></text:p>
          </table:table-cell>
          <table:table-cell table:style-name="ce49" office:value-type="string" calcext:value-type="string">
            <text:p>Boas Prática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revista.fatectq.edu.br/index.php/interfacetecnologica/article/view/713" xlink:type="simple">CONCEITO DE PROGRESSIVE WEB APPLICATIONS (PWA)</text:a></text:p>
          </table:table-cell>
          <table:table-cell table:style-name="ce49" office:value-type="string" calcext:value-type="string">
            <text:p>PWA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gobacklog.com/blog/progressive-web-apps/" xlink:type="simple">O QUE SÃO PROGRESSIVE WEB APPS E POR QUE USAR?</text:a></text:p>
          </table:table-cell>
          <table:table-cell table:style-name="ce49" office:value-type="string" calcext:value-type="string">
            <text:p>PWA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blog.geekhunter.com.br/um-guia-para-usar-react-js/" xlink:type="simple">Um guia para usar React JS</text:a></text:p>
          </table:table-cell>
          <table:table-cell table:style-name="ce49" office:value-type="string" calcext:value-type="string">
            <text:p>React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natahouse.com/pt/guia-pratico-sobre-react" xlink:type="simple">Guia prático sobre React</text:a></text:p>
          </table:table-cell>
          <table:table-cell table:style-name="ce49" office:value-type="string" calcext:value-type="string">
            <text:p>React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treinaweb.com.br/blog/o-que-e-o-react-native/" xlink:type="simple">O que é o React Native?</text:a></text:p>
          </table:table-cell>
          <table:table-cell table:style-name="ce49" office:value-type="string" calcext:value-type="string">
            <text:p>React Natve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devmedia.com.br/react-native-tutorial/32860" xlink:type="simple">React Native Tutorial</text:a></text:p>
          </table:table-cell>
          <table:table-cell table:style-name="ce49" office:value-type="string" calcext:value-type="string">
            <text:p>React Natve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blog.betrybe.com/framework-de-programacao/electron/" xlink:type="simple">Electron: O que é e como criar aplicações utilizando esse framework!</text:a></text:p>
          </table:table-cell>
          <table:table-cell table:style-name="ce49" office:value-type="string" calcext:value-type="string">
            <text:p>Electron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medium.com/thdesenvolvedores/desenvolvendo-aplicacoes-desktop-electron-javascript-350393d40d0" xlink:type="simple">Desenvolvendo aplicações desktop com Electron</text:a></text:p>
          </table:table-cell>
          <table:table-cell table:style-name="ce49" office:value-type="string" calcext:value-type="string">
            <text:p>Electron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docs.microsoft.com/pt-br/visualstudio/get-started/visual-studio-ide?view=vs-2019" xlink:type="simple">Visualstudio</text:a></text:p>
          </table:table-cell>
          <table:table-cell table:style-name="ce49" office:value-type="string" calcext:value-type="string">
            <text:p>Visualstudi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1">
          <table:table-cell table:style-name="ce67" office:value-type="string" calcext:value-type="string">
            <text:p><text:a xlink:href="https://www.opservices.com.br/protocolos-de-rede/" xlink:type="simple">CONHEÇA OS PRINCIPAIS PROTOCOLOS DE REDE E SEUS USOS!</text:a></text:p>
          </table:table-cell>
          <table:table-cell table:style-name="ce49" office:value-type="string" calcext:value-type="string">
            <text:p>Protocolos</text:p>
          </table:table-cell>
          <table:table-cell table:style-name="ce93" office:value-type="string" calcext:value-type="string">
            <text:p>AVANÇADO</text:p>
          </table:table-cell>
          <table:table-cell table:style-name="ce57"/>
          <table:table-cell/>
        </table:table-row>
        <table:table-row table:style-name="ro1">
          <table:table-cell table:style-name="ce57" office:value-type="string" calcext:value-type="string">
            <text:p><text:a xlink:href="https://www.oficinadanet.com.br/tecnologia/25897-18-comandos-basicos-do-ubuntu-para-iniciantes" xlink:type="simple">18 Comandos básicos do Ubuntu para iniciantes</text:a></text:p>
          </table:table-cell>
          <table:table-cell table:style-name="ce49" office:value-type="string" calcext:value-type="string">
            <text:p>Linux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techtudo.com.br/tudo-sobre/ubuntu.html" xlink:type="simple">Experimente e conheça o mundo Linux com o Ubuntu</text:a></text:p>
          </table:table-cell>
          <table:table-cell table:style-name="ce49" office:value-type="string" calcext:value-type="string">
            <text:p>Linux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vivaolinux.com.br/artigo/Ubuntu-Linux-Visao-Geral" xlink:type="simple">Ubuntu Linux - Visão Geral</text:a></text:p>
          </table:table-cell>
          <table:table-cell table:style-name="ce49" office:value-type="string" calcext:value-type="string">
            <text:p>Linux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alura.com.br/conteudo/chrome-devtools" xlink:type="simple">Chrome DevTools: analise, inspecione e depure suas páginas Web</text:a></text:p>
          </table:table-cell>
          <table:table-cell table:style-name="ce49" office:value-type="string" calcext:value-type="string">
            <text:p>DevTools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, HTML, CSS e JS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developer.mozilla.org/pt-BR/docs/Learn/Common_questions/What_are_browser_developer_tools" xlink:type="simple">O que são as ferramentas de desenvolvimento do navegador</text:a></text:p>
          </table:table-cell>
          <table:table-cell table:style-name="ce49" office:value-type="string" calcext:value-type="string">
            <text:p>DevTools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, HTML, CSS e JS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docs.microsoft.com/pt-br/microsoft-edge/devtools-guide-chromium/" xlink:type="simple">Visão geral das Ferramentas de Desenvolvedor do Microsoft Edge</text:a></text:p>
          </table:table-cell>
          <table:table-cell table:style-name="ce49" office:value-type="string" calcext:value-type="string">
            <text:p>DevTools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, HTML, CSS e JS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tecmundo.com.br/tecnologia-da-informacao/1697-a-historia-dos-computadores-e-da-computacao.htm" xlink:type="simple">A história dos computadores e da computação</text:a></text:p>
          </table:table-cell>
          <table:table-cell table:style-name="ce49" office:value-type="string" calcext:value-type="string">
            <text:p>História da Comput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todamateria.com.br/historia-e-evolucao-dos-computadores/" xlink:type="simple">História e Evolução dos Computadores</text:a></text:p>
          </table:table-cell>
          <table:table-cell table:style-name="ce49" office:value-type="string" calcext:value-type="string">
            <text:p>História da Comput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todamateria.com.br/hardware-e-software/" xlink:type="simple">Hardware e software</text:a></text:p>
          </table:table-cell>
          <table:table-cell table:style-name="ce49" office:value-type="string" calcext:value-type="string">
            <text:p>Comput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todamateria.com.br/historia-da-internet/" xlink:type="simple">História da Internet</text:a></text:p>
          </table:table-cell>
          <table:table-cell table:style-name="ce49" office:value-type="string" calcext:value-type="string">
            <text:p>Comput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www.todamateria.com.br/o-que-e-hipertexto/" xlink:type="simple">O que é Hipertexto?</text:a></text:p>
          </table:table-cell>
          <table:table-cell table:style-name="ce49" office:value-type="string" calcext:value-type="string">
            <text:p>Comput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a xlink:href="https://code.tutsplus.com/pt/tutorials/24-javascript-best-practices-for-beginners--net-5399" xlink:type="simple">24 Boas Práticas no JavaScript para Iniciantes</text:a></text:p>
          </table:table-cell>
          <table:table-cell table:style-name="ce49" office:value-type="string" calcext:value-type="string">
            <text:p>Boas Prática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1" table:number-rows-repeated="206">
          <table:table-cell/>
          <table:table-cell table:style-name="ce68"/>
          <table:table-cell table:style-name="ce69"/>
          <table:table-cell table:number-columns-repeated="2"/>
        </table:table-row>
        <table:table-row table:style-name="ro1" table:number-rows-repeated="76">
          <table:table-cell/>
          <table:table-cell table:style-name="ce69" table:number-columns-repeated="2"/>
          <table:table-cell table:number-columns-repeated="2"/>
        </table:table-row>
        <table:table-row table:style-name="ro1" table:number-rows-repeated="21">
          <table:table-cell/>
          <table:table-cell table:style-name="ce70" table:number-columns-repeated="2"/>
          <table:table-cell table:number-columns-repeated="2"/>
        </table:table-row>
        <table:table-row table:style-name="ro1" table:number-rows-repeated="104821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ivros" table:style-name="ta2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table:style-name="ce76" office:value-type="string" calcext:value-type="string">
            <text:p>LIVRO</text:p>
          </table:table-cell>
          <table:table-cell table:style-name="ce76" office:value-type="string" calcext:value-type="string">
            <text:p>ASSUNTO</text:p>
          </table:table-cell>
          <table:table-cell table:style-name="ce65" office:value-type="string" calcext:value-type="string">
            <text:p>DIFICULDADE</text:p>
          </table:table-cell>
          <table:table-cell table:style-name="ce76" office:value-type="string" calcext:value-type="string">
            <text:p>CONHECIMENTO BASE</text:p>
          </table:table-cell>
          <table:table-cell table:style-name="ce76" office:value-type="string" calcext:value-type="string">
            <text:p>EXERCÍCIOS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Boostrap%20-%20guia%20básico.pdf" xlink:type="simple">Boostrap - guia básico</text:a></text:p>
          </table:table-cell>
          <table:table-cell table:style-name="ce49" office:value-type="string" calcext:value-type="string">
            <text:p>Bootsrap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HTML e CSS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Algoritimo%20e%20estruturta%20de%20dados.pdf" xlink:type="simple">Algoritimo e estruturta de dados</text:a></text:p>
          </table:table-cell>
          <table:table-cell table:style-name="ce49" office:value-type="string" calcext:value-type="string">
            <text:p>Algoritimo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Algoritmos_Logica_para_Desenvolvimento.pdf#file:///C:/Users/vitor/OneDrive/Documentos/projetos/Bootcamp-TalentoDev/Trilha%20de%20Estudos/Livros/Algoritmos_Logica_para_Desenvolvimento.pdf" xlink:type="simple">Algoritmos Logica para Desenvolvimento</text:a></text:p>
          </table:table-cell>
          <table:table-cell table:style-name="ce48" office:value-type="string" calcext:value-type="string">
            <text:p>Algoritimo</text:p>
          </table:table-cell>
          <table:table-cell table:style-name="ce98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  <table:table-cell table:style-name="ce36" office:value-type="string" calcext:value-type="string">
            <text:p>Sim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apostila-html-css-javascript.pdf" xlink:type="simple">apostila-html-css-javascript</text:a></text:p>
          </table:table-cell>
          <table:table-cell table:style-name="ce48" office:value-type="string" calcext:value-type="string">
            <text:p>HTML, CSS e JavaScript</text:p>
          </table:table-cell>
          <table:table-cell table:style-name="ce98" office:value-type="string" calcext:value-type="string">
            <text:p>INICIANTE</text:p>
          </table:table-cell>
          <table:table-cell table:style-name="ce36" office:value-type="string" calcext:value-type="string">
            <text:p>Lógica de Programação</text:p>
          </table:table-cell>
          <table:table-cell table:style-name="ce36" office:value-type="string" calcext:value-type="string">
            <text:p>Sim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Apostila-Programacao-WEB_HTML_CSS.pdf" xlink:type="simple">Apostila-Programacao-WEB_HTML_CSS</text:a></text:p>
          </table:table-cell>
          <table:table-cell table:style-name="ce48" office:value-type="string" calcext:value-type="string">
            <text:p>HTML e CSS</text:p>
          </table:table-cell>
          <table:table-cell table:style-name="ce98" office:value-type="string" calcext:value-type="string">
            <text:p>INICIANTE</text:p>
          </table:table-cell>
          <table:table-cell table:style-name="ce36" office:value-type="string" calcext:value-type="string">
            <text:p>Lógica de Programação</text:p>
          </table:table-cell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Aprenda_a_usar_o_framework_Bootstrap_par.pdf" xlink:type="simple">Aprenda_a_usar_o_framework_Bootstrap_par</text:a></text:p>
          </table:table-cell>
          <table:table-cell table:style-name="ce49" office:value-type="string" calcext:value-type="string">
            <text:p>Bootsrap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HTML e CSS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ArtigoJavaScript.pdf" xlink:type="simple">ArtigoJavaScript</text:a></text:p>
          </table:table-cell>
          <table:table-cell table:style-name="ce48" office:value-type="string" calcext:value-type="string">
            <text:p>JavaScript</text:p>
          </table:table-cell>
          <table:table-cell table:style-name="ce98" office:value-type="string" calcext:value-type="string">
            <text:p>INICIANTE</text:p>
          </table:table-cell>
          <table:table-cell table:style-name="ce36" office:value-type="string" calcext:value-type="string">
            <text:p>Lógica de Programação</text:p>
          </table:table-cell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CC-Protocolos.pdf" xlink:type="simple">CC-Protocolos</text:a></text:p>
          </table:table-cell>
          <table:table-cell table:style-name="ce48" office:value-type="string" calcext:value-type="string">
            <text:p>Protocolos</text:p>
          </table:table-cell>
          <table:table-cell table:style-name="ce98" office:value-type="string" calcext:value-type="string">
            <text:p>AVANÇADO</text:p>
          </table:table-cell>
          <table:table-cell table:style-name="ce36"/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css-web.pdf" xlink:type="simple">css-web</text:a></text:p>
          </table:table-cell>
          <table:table-cell table:style-name="ce48" office:value-type="string" calcext:value-type="string">
            <text:p>CSS</text:p>
          </table:table-cell>
          <table:table-cell table:style-name="ce98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ebook-logica-de-programacao-para-iniciantes.pdf" xlink:type="simple">ebook-logica-de-programacao-para-iniciantes</text:a></text:p>
          </table:table-cell>
          <table:table-cell table:style-name="ce48" office:value-type="string" calcext:value-type="string">
            <text:p>Lógica de Programação</text:p>
          </table:table-cell>
          <table:table-cell table:style-name="ce98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HTML.pdf" xlink:type="simple">APOSTILA DE HTML</text:a></text:p>
          </table:table-cell>
          <table:table-cell table:style-name="ce48" office:value-type="string" calcext:value-type="string">
            <text:p>HTML </text:p>
          </table:table-cell>
          <table:table-cell table:style-name="ce98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html_logica.pdf" xlink:type="simple">html_logica</text:a></text:p>
          </table:table-cell>
          <table:table-cell table:style-name="ce48" office:value-type="string" calcext:value-type="string">
            <text:p>HTML </text:p>
          </table:table-cell>
          <table:table-cell table:style-name="ce98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  <table:table-cell table:style-name="ce36" office:value-type="string" calcext:value-type="string">
            <text:p>Sim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html5%20a%20linguagem%20de%20marcacao%20que%20revolucionou%20a%20web.pdf" xlink:type="simple">html5 a linguagem de marcacao que revolucionou a web</text:a></text:p>
          </table:table-cell>
          <table:table-cell table:style-name="ce48" office:value-type="string" calcext:value-type="string">
            <text:p>HTML </text:p>
          </table:table-cell>
          <table:table-cell table:style-name="ce98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informatica_html_css_2018.pdf" xlink:type="simple">informatica_html_css_2018</text:a></text:p>
          </table:table-cell>
          <table:table-cell table:style-name="ce48" office:value-type="string" calcext:value-type="string">
            <text:p>HTML e CSS</text:p>
          </table:table-cell>
          <table:table-cell table:style-name="ce98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introducao%20a%20teoria%20da%20computacao.pdf" xlink:type="simple">introducao a teoria da computacao</text:a></text:p>
          </table:table-cell>
          <table:table-cell table:style-name="ce49" office:value-type="string" calcext:value-type="string">
            <text:p>Teoria da Computação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Sim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jQuery%20apostila.pdf" xlink:type="simple">jQuery apostila</text:a></text:p>
          </table:table-cell>
          <table:table-cell table:style-name="ce48" office:value-type="string" calcext:value-type="string">
            <text:p>Jquery</text:p>
          </table:table-cell>
          <table:table-cell table:style-name="ce98" office:value-type="string" calcext:value-type="string">
            <text:p>MEDIO</text:p>
          </table:table-cell>
          <table:table-cell table:style-name="ce36" office:value-type="string" calcext:value-type="string">
            <text:p>JavaScript básico</text:p>
          </table:table-cell>
          <table:table-cell table:style-name="ce36" office:value-type="string" calcext:value-type="string">
            <text:p>Sim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Jquery.pdf" xlink:type="simple">JQueryA Biblioteca do Programador JavaScript</text:a></text:p>
          </table:table-cell>
          <table:table-cell table:style-name="ce49" office:value-type="string" calcext:value-type="string">
            <text:p>Jquery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JavaScript básic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linux-a-biblia.pdf" xlink:type="simple">linux-a-biblia</text:a></text:p>
          </table:table-cell>
          <table:table-cell table:style-name="ce48" office:value-type="string" calcext:value-type="string">
            <text:p>Linux</text:p>
          </table:table-cell>
          <table:table-cell table:style-name="ce98" office:value-type="string" calcext:value-type="string">
            <text:p>INICIANTE/MEDIO</text:p>
          </table:table-cell>
          <table:table-cell table:style-name="ce36" office:value-type="string" calcext:value-type="string">
            <text:p>Nenhum</text:p>
          </table:table-cell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77" office:value-type="string" calcext:value-type="string">
            <text:p><text:a xlink:href="../Trilha%20de%20Estudos/Livros/Livro_as_leis_fundamentais_do_projeto_de.pdf" xlink:type="simple">Livro_as_leis_fundamentais_do_projeto_de</text:a></text:p>
          </table:table-cell>
          <table:table-cell table:style-name="ce48" office:value-type="string" calcext:value-type="string">
            <text:p>Projeto de Software</text:p>
          </table:table-cell>
          <table:table-cell table:style-name="ce98" office:value-type="string" calcext:value-type="string">
            <text:p>MEDIO</text:p>
          </table:table-cell>
          <table:table-cell table:style-name="ce36" office:value-type="string" calcext:value-type="string">
            <text:p>JavaScript básico e Lógica de Programação</text:p>
          </table:table-cell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Logica_de_programacao_crie_seus_primeiro.pdf" xlink:type="simple">Logica_de_programacao_crie_seus_primeiro</text:a></text:p>
          </table:table-cell>
          <table:table-cell table:style-name="ce49" office:value-type="string" calcext:value-type="string">
            <text:p>Lógica de Programação, HTML e JS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Padrões%20JavaScript%20Stoyan%20Stefanov.pdf" xlink:type="simple">Padrões JavaScript Stoyan Stefanov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JavaScript básic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pro%20nodejs%20para%20desenvolvedores.pdf" xlink:type="simple">pro nodejs para desenvolvedores</text:a></text:p>
          </table:table-cell>
          <table:table-cell table:style-name="ce48" office:value-type="string" calcext:value-type="string">
            <text:p>node.js</text:p>
          </table:table-cell>
          <table:table-cell table:style-name="ce98" office:value-type="string" calcext:value-type="string">
            <text:p>MEDIO</text:p>
          </table:table-cell>
          <table:table-cell table:style-name="ce36" office:value-type="string" calcext:value-type="string">
            <text:p>JavaScript básico</text:p>
          </table:table-cell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protocolos%20de%20redses.pdf" xlink:type="simple">Protocolos e Serviços de Redes</text:a></text:p>
          </table:table-cell>
          <table:table-cell table:style-name="ce48" office:value-type="string" calcext:value-type="string">
            <text:p>Protocolos e Redes</text:p>
          </table:table-cell>
          <table:table-cell table:style-name="ce98" office:value-type="string" calcext:value-type="string">
            <text:p>AVANÇADO</text:p>
          </table:table-cell>
          <table:table-cell table:style-name="ce36"/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React%20-%20Aprenda%20Praticando%20Desenvolva%20Aplicações%20web%20Reais%20com%20uso%20da%20Biblioteca%20React%20e%20de%20Seus%20Módulos%20Auxiliares.pdf" xlink:type="simple">React - Aprenda Praticando </text:a></text:p>
          </table:table-cell>
          <table:table-cell table:style-name="ce49" office:value-type="string" calcext:value-type="string">
            <text:p>React, Angular e Knockout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JavaScript, HTML e CSS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1">
          <table:table-cell table:style-name="ce36" office:value-type="string" calcext:value-type="string">
            <text:p>apostila front end</text:p>
          </table:table-cell>
          <table:table-cell table:style-name="ce48" office:value-type="string" calcext:value-type="string">
            <text:p>HTML, CSS e JavaScript</text:p>
          </table:table-cell>
          <table:table-cell table:style-name="ce98" office:value-type="string" calcext:value-type="string">
            <text:p>INICIANTE</text:p>
          </table:table-cell>
          <table:table-cell table:style-name="ce36" office:value-type="string" calcext:value-type="string">
            <text:p>Lógica de Programação</text:p>
          </table:table-cell>
          <table:table-cell table:style-name="ce36" office:value-type="string" calcext:value-type="string">
            <text:p>Sim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Seguranca_Desenvolvimento_Aplicacoes.pdf" xlink:type="simple">SEGURANÇA NO DESENVOLVIMENTO DE APLICAÇÕES</text:a></text:p>
          </table:table-cell>
          <table:table-cell table:style-name="ce48" office:value-type="string" calcext:value-type="string">
            <text:p>Segurança</text:p>
          </table:table-cell>
          <table:table-cell table:style-name="ce98" office:value-type="string" calcext:value-type="string">
            <text:p>MEDIO</text:p>
          </table:table-cell>
          <table:table-cell table:style-name="ce36"/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slides_jayme.pdf" xlink:type="simple">UMA BREVE HISTÓRIA DACOMPUTAÇÃO ATRAVÉS DOS TEMPOS</text:a></text:p>
          </table:table-cell>
          <table:table-cell table:style-name="ce49" office:value-type="string" calcext:value-type="string">
            <text:p>Computação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Guia_Front_End_O_caminho_das_pedras_para.pdf" xlink:type="simple">Guia Front end</text:a></text:p>
          </table:table-cell>
          <table:table-cell table:style-name="ce48" office:value-type="string" calcext:value-type="string">
            <text:p>HTML e CSS</text:p>
          </table:table-cell>
          <table:table-cell table:style-name="ce98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05-Sistema%20Operacional.pdf" xlink:type="simple">Sistema Operacional</text:a></text:p>
          </table:table-cell>
          <table:table-cell table:style-name="ce48" office:value-type="string" calcext:value-type="string">
            <text:p>SO</text:p>
          </table:table-cell>
          <table:table-cell table:style-name="ce98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sistemasOperacionais.pdf" xlink:type="simple">Sistemas Operacionais</text:a></text:p>
          </table:table-cell>
          <table:table-cell table:style-name="ce49" office:value-type="string" calcext:value-type="string">
            <text:p>SO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ESTUDO%20DE%20CASO%20TRANSIÇÃO%20DO%20PROTOCOLO%20IPv4%20PARA%20IPv6.pdf" xlink:type="simple">ESTUDO DE CASO TRANSIÇÃO DO PROTOCOLO IPv4 PARA IPv6</text:a></text:p>
          </table:table-cell>
          <table:table-cell table:style-name="ce48" office:value-type="string" calcext:value-type="string">
            <text:p>Protocolos</text:p>
          </table:table-cell>
          <table:table-cell table:style-name="ce98" office:value-type="string" calcext:value-type="string">
            <text:p>AVANÇADO</text:p>
          </table:table-cell>
          <table:table-cell table:style-name="ce36"/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react-guia-do-iniciate.pdf" xlink:type="simple">React Guia do Iniciante</text:a></text:p>
          </table:table-cell>
          <table:table-cell table:style-name="ce49" office:value-type="string" calcext:value-type="string">
            <text:p>REACT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HTML, CSS e JavaScript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1">
          <table:table-cell table:style-name="ce36" office:value-type="string" calcext:value-type="string">
            <text:p><text:a xlink:href="../Trilha%20de%20Estudos/Livros/React%20introdução.pdf" xlink:type="simple">Introdução a REact</text:a></text:p>
          </table:table-cell>
          <table:table-cell table:style-name="ce48" office:value-type="string" calcext:value-type="string">
            <text:p>REACT</text:p>
          </table:table-cell>
          <table:table-cell table:style-name="ce98" office:value-type="string" calcext:value-type="string">
            <text:p>MEDIO</text:p>
          </table:table-cell>
          <table:table-cell table:style-name="ce36" office:value-type="string" calcext:value-type="string">
            <text:p>HTML, CSS e JavaScript</text:p>
          </table:table-cell>
          <table:table-cell table:style-name="ce36" office:value-type="string" calcext:value-type="string">
            <text:p>N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gsa2.pdf" xlink:type="simple">ESTUDO TECNOLÓGICO E DESENVOLVIMENTOFULL-STACK JAVASCRIPT</text:a></text:p>
          </table:table-cell>
          <table:table-cell table:style-name="ce49" office:value-type="string" calcext:value-type="string">
            <text:p>node.js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HTML, CSS e JavaScript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07%20-%20Ações,%20variáveis%20e%20dinamismo.pdf" xlink:type="simple">07 - Ações, variáveis e dinamismo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06%20-%20Fazendo%20umas%20contas.pdf" xlink:type="simple">Fazendo umas contas com JS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05%20-%20Interações%20com%20a%20página.pdf" xlink:type="simple">Interações básicas com componentes da página 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04%20-%20Interações%20básicas%20com%20o%20usuário.pdf" xlink:type="simple">Interações básicas com o usuário e com o navegador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01%20-%20História%20do%20JavaScript.pdf" xlink:type="simple">História do JavaScript 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03%20-%20Primeiros%20passos%20com%20JS.pdf" xlink:type="simple">Primeiros passos com JavaScript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1">
          <table:table-cell table:style-name="ce57" office:value-type="string" calcext:value-type="string">
            <text:p><text:a xlink:href="../Trilha%20de%20Estudos/Livros/02%20-%20Como%20funciona%20o%20JS.pdf" xlink:type="simple">Como o JS funciona?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 table:number-rows-repeated="325">
          <table:table-cell/>
          <table:table-cell table:style-name="ce68"/>
          <table:table-cell table:style-name="ce23"/>
          <table:table-cell table:number-columns-repeated="2"/>
        </table:table-row>
        <table:table-row table:style-name="ro1" table:number-rows-repeated="2">
          <table:table-cell/>
          <table:table-cell table:style-name="ce23" table:number-columns-repeated="2"/>
          <table:table-cell table:number-columns-repeated="2"/>
        </table:table-row>
        <table:table-row table:style-name="ro1" table:number-rows-repeated="104820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Videos.A1:Videos.D9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5-18">00/00/0000</text:date></text:span><text:span text:style-name="MT1">, </text:span><text:span text:style-name="MT1"><text:time style:data-style-name="N2" text:time-value="23:17:59.373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Projects" style:display-name="PageStyle_Projects" style:page-layout-name="Mpm3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7T20:02:35.794882300</meta:creation-date>
    <dc:date>2021-05-18T23:20:04.955000000</dc:date>
    <meta:editing-cycles>37</meta:editing-cycles>
    <meta:editing-duration>PT12H57M10S</meta:editing-duration>
    <meta:generator>LibreOffice/7.1.3.2$Windows_X86_64 LibreOffice_project/47f78053abe362b9384784d31a6e56f8511eb1c1</meta:generator>
    <meta:document-statistic meta:table-count="4" meta:cell-count="984" meta:object-count="0"/>
  </office:meta>
</office:document-meta>
</file>